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2.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7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351cm" fo:break-before="auto" style:use-optimal-row-height="false"/>
    </style:style>
    <style:style style:name="ro8" style:family="table-row">
      <style:table-row-properties style:row-height="0.56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haroni" fo:font-size="11pt" fo:font-style="normal" fo:text-shadow="none" style:text-underline-style="none" fo:font-weight="bold" style:font-size-asian="11pt" style:font-style-asian="normal" style:font-weight-asian="bold" style:font-name-complex="Aharoni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ext-properties fo:font-size="10.5pt" style:font-size-asian="10.5pt" style:font-size-complex="10.5pt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Times New Roman'" style:font-family-generic="roman" style:font-pitch="variable" fo:font-size="32pt" fo:letter-spacing="normal" fo:language="en" fo:country="US" fo:font-style="normal" style:text-underline-style="none" fo:font-weight="bold" style:font-size-asian="32pt" style:font-style-asian="normal" style:font-weight-asian="bold" style:font-family-complex="'Times New Roman'" style:font-family-generic-complex="roman" style:font-pitch-complex="variable" style:font-size-complex="32pt" style:font-style-complex="normal" style:font-weight-complex="bold"/>
    </style:style>
    <style:style style:name="T2" style:family="text">
      <style:text-properties fo:color="#000000" style:font-name="Calibri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5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style-name="ce14"/>
          <table:table-cell table:style-name="ce15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9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style-name="ce14"/>
          <table:table-cell table:style-name="ce2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34"/>
          <table:table-cell table:number-columns-repeated="50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10"/>
          <table:table-cell table:style-name="ce14"/>
          <table:table-cell table:style-name="ce2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34"/>
          <table:table-cell table:number-columns-repeated="50"/>
        </table:table-row>
        <table:table-row table:style-name="ro4">
          <table:table-cell/>
          <table:table-cell table:style-name="ce3" table:number-columns-repeated="6"/>
          <table:table-cell table:style-name="ce14"/>
          <table:table-cell table:style-name="ce3" table:number-columns-repeated="6"/>
          <table:table-cell table:number-columns-repeated="50"/>
        </table:table-row>
        <table:table-row table:style-name="ro5">
          <table:table-cell table:number-columns-repeated="7"/>
          <table:table-cell table:style-name="ce14"/>
          <table:table-cell table:number-columns-repeated="56"/>
        </table:table-row>
        <table:table-row table:style-name="ro6">
          <table:table-cell/>
          <table:table-cell table:style-name="ce18" office:value-type="string" calcext:value-type="string">
            <text:p>Patient: _________________________________________</text:p>
            <draw:custom-shape table:end-cell-address="Sheet1.C14" table:end-x="1.219cm" table:end-y="0.017cm" draw:z-index="0" draw:name="TextBox 1" draw:style-name="gr1" draw:text-style-name="P2" svg:width="1.356cm" svg:height="1.501cm" svg:x="5.472cm" svg:y="0.31cm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style-name="ce14"/>
          <table:table-cell table:style-name="ce18" office:value-type="string" calcext:value-type="string">
            <text:p>Patient: _________________________________________</text:p>
            <draw:custom-shape table:end-cell-address="Sheet1.J13" table:end-x="1.219cm" table:end-y="0.447cm" draw:z-index="1" draw:name="TextBox 3" draw:style-name="gr1" draw:text-style-name="P2" svg:width="1.356cm" svg:height="1.501cm" svg:x="5.472cm" svg:y="0.283cm">
              <text:p text:style-name="P1"><text:span text:style-name="T1">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table:number-columns-repeated="3"/>
          <table:table-cell table:style-name="ce31" office:value-type="string" calcext:value-type="string">
            <text:p>Date: _____________</text:p>
          </table:table-cell>
          <table:table-cell table:style-name="ce11"/>
          <table:table-cell table:number-columns-repeated="50"/>
        </table:table-row>
        <table:table-row table:style-name="ro7">
          <table:table-cell/>
          <table:table-cell table:style-name="ce5"/>
          <table:table-cell table:number-columns-repeated="5"/>
          <table:table-cell table:style-name="ce14"/>
          <table:table-cell table:style-name="ce5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ORTHOPED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ORTHOPEDIC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SPECIALTY CLINIC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SPECIALTY CLINIC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41-4888/942-4011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941-4888/942-4011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Daily Mon to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Daily Mon to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9:00am-12:00nn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9:00am-12:00nn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ARIKINA VALLEY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ARIKINA VALLEY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05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05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682-2222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682-2222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3:00-4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3:00-4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TRO ANTIPOLO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TRO ANTIPOLO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 AND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 AND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EDICAL CENTER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EDICAL CENTER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409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409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722-3208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722-3208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Tues, Thurs, Sat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Tues, Thurs, Sat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1:00-2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1:00-2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ILIMAN DOCTOR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ILIMAN DOCTOR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HOSPITAL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HOSPITAL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ROOM 51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ROOM 51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883-6900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(8) 883-6900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4:00-5:00pm</text:p>
          </table:table-cell>
          <table:table-cell table:number-columns-repeated="5"/>
          <table:table-cell table:style-name="ce14"/>
          <table:table-cell table:style-name="ce21" office:value-type="string" calcext:value-type="string">
            <text:p>4:00-5:00pm</text:p>
          </table:table-cell>
          <table:table-cell table:number-columns-repeated="55"/>
        </table:table-row>
        <table:table-row table:style-name="ro4">
          <table:table-cell/>
          <table:table-cell table:style-name="ce7"/>
          <table:table-cell table:number-columns-repeated="5"/>
          <table:table-cell table:style-name="ce14"/>
          <table:table-cell table:style-name="ce7"/>
          <table:table-cell table:number-columns-repeated="55"/>
        </table:table-row>
        <table:table-row table:style-name="ro8">
          <table:table-cell/>
          <table:table-cell table:style-name="ce8"/>
          <table:table-cell table:number-columns-repeated="5"/>
          <table:table-cell table:style-name="ce14"/>
          <table:table-cell table:style-name="ce8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DR. MONTANO RAMOS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DR. MONTANO RAMOS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GENERAL HOSPITAL,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GENERAL HOSPITAL,</text:p>
          </table:table-cell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MINDANAO AVE.</text:p>
          </table:table-cell>
          <table:table-cell table:number-columns-repeated="5"/>
          <table:table-cell table:style-name="ce14"/>
          <table:table-cell table:style-name="ce20" office:value-type="string" calcext:value-type="string">
            <text:p>MINDANAO AVE.</text:p>
          </table:table-cell>
          <table:table-cell table:number-columns-repeated="55"/>
        </table:table-row>
        <table:table-row table:style-name="ro4">
          <table:table-cell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style-name="ce32" table:number-columns-repeated="2"/>
          <table:table-cell table:style-name="ce14"/>
          <table:table-cell table:style-name="ce21" office:value-type="string" calcext:value-type="string">
            <text:p>(8) 927-6628</text:p>
          </table:table-cell>
          <table:table-cell table:number-columns-repeated="2"/>
          <table:table-cell table:style-name="ce29" office:value-type="string" calcext:value-type="string">
            <text:p>PETER ALBERT B. SYSON, M.D.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Mon, Wed, Fri</text:p>
          </table:table-cell>
          <table:table-cell table:number-columns-repeated="2"/>
          <table:table-cell table:style-name="ce30" office:value-type="string" calcext:value-type="string">
            <text:p>Lic. No: <text:span text:style-name="T2">118785</text:span></text:p>
          </table:table-cell>
          <table:table-cell table:number-columns-repeated="52"/>
        </table:table-row>
        <table:table-row table:style-name="ro4">
          <table:table-cell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91728</text:span></text:p>
          </table:table-cell>
          <table:table-cell table:number-columns-repeated="2"/>
          <table:table-cell table:style-name="ce14"/>
          <table:table-cell table:style-name="ce21" office:value-type="string" calcext:value-type="string">
            <text:p>2:00-3:00pm</text:p>
          </table:table-cell>
          <table:table-cell table:number-columns-repeated="2"/>
          <table:table-cell table:style-name="ce30" office:value-type="string" calcext:value-type="string">
            <text:p>PTR No: <text:span text:style-name="T2">5491728</text:span></text:p>
          </table:table-cell>
          <table:table-cell table:number-columns-repeated="52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0.25cm" fo:margin-bottom="0.254cm" fo:margin-left="1cm" fo:margin-right="0.101cm" style:print-page-order="ttb" style:first-page-number="continue" style:scale-to="74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-00-0000</text:date>, <text:time style:data-style-name="N2" text:time-value="10:40:43.666161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bong MOSC</meta:initial-creator>
    <meta:creation-date>2019-11-09T05:32:41</meta:creation-date>
    <dc:date>2021-08-11T12:20:19.653725279</dc:date>
    <meta:generator>LibreOffice/6.4.6.2$Linux_X86_64 LibreOffice_project/40$Build-2</meta:generator>
    <meta:editing-duration>PT2H1M58S</meta:editing-duration>
    <meta:editing-cycles>40</meta:editing-cycles>
    <meta:document-statistic meta:table-count="3" meta:cell-count="8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